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Задачей этого проекта был анализ датасета сайта IMBD.</text:p>
      <text:p text:style-name="Standard">В викторине набрано 27 балов.</text:p>
      <text:p text:style-name="Standard">1. Наибольшее удовлетворение принесло подведение итогов,</text:p>
      <text:p text:style-name="Standard">когда сложилось общее представление по проведенной работе.</text:p>
      <text:p text:style-name="Standard">2. Не удалось уложиться в рекомендованные 4 часа. Необходимо </text:p>
      <text:p text:style-name="Standard">поработать над изучением функций Pandas.</text:p>
      <text:p text:style-name="Standard">3. Изучил функции, про которые не упоминалось в модуле и</text:p>
      <text:p text:style-name="Standard">варианты практического использования ранее пройденных <text:s/>функций python.</text:p>
      <text:p text:style-name="Standard">4. Узнал много по практическому применению ранее изученного материала.</text:p>
      <text:p text:style-name="Standard">5. При изучении следующих модулей предполагаю больше использовать </text:p>
      <text:p text:style-name="Standard">стороннюю литературу и ранее изученный материал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2T22:33:53.944088077</meta:creation-date>
    <dc:date>2021-04-12T22:34:29.363372134</dc:date>
    <meta:editing-duration>PT36S</meta:editing-duration>
    <meta:editing-cycles>1</meta:editing-cycles>
    <meta:document-statistic meta:table-count="0" meta:image-count="0" meta:object-count="0" meta:page-count="1" meta:paragraph-count="11" meta:word-count="80" meta:character-count="607" meta:non-whitespace-character-count="535"/>
    <meta:generator>LibreOffice/6.0.7.3$Linux_X86_64 LibreOffice_project/00m0$Build-3</meta:generator>
  </office:meta>
</office:document-meta>
</file>